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200000580000282A00000161F11A54D3803F546E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Pictures/200000580000282A00000161F11A54D3803F546E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25mm" svg:height="117.04mm" svg:x="0mm" svg:y="65.28mm">
            <loext:p draw:notify-on-update-of-ranges="Hoja1.B1:Hoja1.G1 Hoja1.A12:Hoja1.A12 Hoja1.B12:Hoja1.G12 Hoja1.A13:Hoja1.A13 Hoja1.B13:Hoja1.G13 Hoja1.A14:Hoja1.A14 Hoja1.B14:Hoja1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pulation size (N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Effective population size (Ne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otal mutation rate per gene per generation (<text:span text:style-name="T1">μ)</text:span>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Fitness coefficient (s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 of mutations with a given s</text:p>
          </table:table-cell>
          <table:table-cell table:number-columns-repeated="6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mber of new mutations per generation</text:p>
          </table:table-cell>
          <table:table-cell table:formula="of:=2*[.B1]*[.B3]*[.B5]" office:value-type="float" office:value="0.001" calcext:value-type="float">
            <text:p>0,001</text:p>
          </table:table-cell>
          <table:table-cell table:formula="of:=2*[.C1]*[.C3]*[.C5]" office:value-type="float" office:value="0.01" calcext:value-type="float">
            <text:p>0,01</text:p>
          </table:table-cell>
          <table:table-cell table:formula="of:=2*[.D1]*[.D3]*[.D5]" office:value-type="float" office:value="0.1" calcext:value-type="float">
            <text:p>0,1</text:p>
          </table:table-cell>
          <table:table-cell table:formula="of:=2*[.E1]*[.E3]*[.E5]" office:value-type="float" office:value="1" calcext:value-type="float">
            <text:p>1</text:p>
          </table:table-cell>
          <table:table-cell table:formula="of:=2*[.F1]*[.F3]*[.F5]" office:value-type="float" office:value="10" calcext:value-type="float">
            <text:p>10</text:p>
          </table:table-cell>
          <table:table-cell table:formula="of:=2*[.G1]*[.G3]*[.G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xation probability</text:p>
          </table:table-cell>
          <table:table-cell table:formula="of:=1/(2*[.B1])" office:value-type="float" office:value="0.005" calcext:value-type="float">
            <text:p>0,005</text:p>
          </table:table-cell>
          <table:table-cell table:formula="of:=1/(2*[.C1])" office:value-type="float" office:value="0.0005" calcext:value-type="float">
            <text:p>0,0005</text:p>
          </table:table-cell>
          <table:table-cell table:formula="of:=1/(2*[.D1])" office:value-type="float" office:value="0.00005" calcext:value-type="float">
            <text:p>5E-05</text:p>
          </table:table-cell>
          <table:table-cell table:formula="of:=1/(2*[.E1])" office:value-type="float" office:value="0.000005" calcext:value-type="float">
            <text:p>5E-06</text:p>
          </table:table-cell>
          <table:table-cell table:formula="of:=1/(2*[.F1])" office:value-type="float" office:value="0.0000005" calcext:value-type="float">
            <text:p>5E-07</text:p>
          </table:table-cell>
          <table:table-cell table:formula="of:=1/(2*[.G1])" office:value-type="float" office:value="0.00000005" calcext:value-type="float">
            <text:p>5E-08</text:p>
          </table:table-cell>
        </table:table-row>
        <table:table-row table:style-name="ro1">
          <table:table-cell office:value-type="string" calcext:value-type="string">
            <text:p>Rate of evolution</text:p>
          </table:table-cell>
          <table:table-cell table:formula="of:=[.B6]*[.B7]" office:value-type="float" office:value="0.000005" calcext:value-type="float">
            <text:p>5E-06</text:p>
          </table:table-cell>
          <table:table-cell table:formula="of:=[.C6]*[.C7]" office:value-type="float" office:value="0.000005" calcext:value-type="float">
            <text:p>5E-06</text:p>
          </table:table-cell>
          <table:table-cell table:formula="of:=[.D6]*[.D7]" office:value-type="float" office:value="0.000005" calcext:value-type="float">
            <text:p>5E-06</text:p>
          </table:table-cell>
          <table:table-cell table:formula="of:=[.E6]*[.E7]" office:value-type="float" office:value="0.000005" calcext:value-type="float">
            <text:p>5E-06</text:p>
          </table:table-cell>
          <table:table-cell table:formula="of:=[.F6]*[.F7]" office:value-type="float" office:value="0.000005" calcext:value-type="float">
            <text:p>5E-06</text:p>
          </table:table-cell>
          <table:table-cell table:formula="of:=[.G6]*[.G7]"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Number of mutations fixed in 10⁶ generations</text:p>
          </table:table-cell>
          <table:table-cell table:formula="of:=[.B8]*(10^6)" office:value-type="float" office:value="5" calcext:value-type="float">
            <text:p>5</text:p>
          </table:table-cell>
          <table:table-cell table:formula="of:=[.C8]*(10^6)" office:value-type="float" office:value="5" calcext:value-type="float">
            <text:p>5</text:p>
          </table:table-cell>
          <table:table-cell table:formula="of:=[.D8]*(10^6)" office:value-type="float" office:value="5" calcext:value-type="float">
            <text:p>5</text:p>
          </table:table-cell>
          <table:table-cell table:formula="of:=[.E8]*(10^6)" office:value-type="float" office:value="5" calcext:value-type="float">
            <text:p>5</text:p>
          </table:table-cell>
          <table:table-cell table:formula="of:=[.F8]*(10^6)" office:value-type="float" office:value="5" calcext:value-type="float">
            <text:p>5</text:p>
          </table:table-cell>
          <table:table-cell table:formula="of:=[.G8]*(10^6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 time to fixation of a new neutral mutant</text:p>
          </table:table-cell>
          <table:table-cell table:formula="of:=(4*[.B2])" office:value-type="float" office:value="40" calcext:value-type="float">
            <text:p>40</text:p>
          </table:table-cell>
          <table:table-cell table:formula="of:=(4*[.C2])" office:value-type="float" office:value="400" calcext:value-type="float">
            <text:p>400</text:p>
          </table:table-cell>
          <table:table-cell table:formula="of:=(4*[.D2])" office:value-type="float" office:value="4000" calcext:value-type="float">
            <text:p>4000</text:p>
          </table:table-cell>
          <table:table-cell table:formula="of:=(4*[.E2])" office:value-type="float" office:value="40000" calcext:value-type="float">
            <text:p>40000</text:p>
          </table:table-cell>
          <table:table-cell table:formula="of:=(4*[.F2])" office:value-type="float" office:value="400000" calcext:value-type="float">
            <text:p>400000</text:p>
          </table:table-cell>
          <table:table-cell table:formula="of:=(4*[.G2])"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Average time to extinction of a new neutral mutant</text:p>
          </table:table-cell>
          <table:table-cell table:formula="of:=2*([.B2]/[.B1])*LN(2*[.B1])" office:value-type="float" office:value="1.05966347330961" calcext:value-type="float">
            <text:p>1,05966347330961</text:p>
          </table:table-cell>
          <table:table-cell table:formula="of:=2*([.C2]/[.C1])*LN(2*[.C1])" office:value-type="float" office:value="1.52018049190842" calcext:value-type="float">
            <text:p>1,52018049190842</text:p>
          </table:table-cell>
          <table:table-cell table:formula="of:=2*([.D2]/[.D1])*LN(2*[.D1])" office:value-type="float" office:value="1.98069751050723" calcext:value-type="float">
            <text:p>1,98069751050723</text:p>
          </table:table-cell>
          <table:table-cell table:formula="of:=2*([.E2]/[.E1])*LN(2*[.E1])" office:value-type="float" office:value="2.44121452910603" calcext:value-type="float">
            <text:p>2,44121452910603</text:p>
          </table:table-cell>
          <table:table-cell table:formula="of:=2*([.F2]/[.F1])*LN(2*[.F1])" office:value-type="float" office:value="2.90173154770484" calcext:value-type="float">
            <text:p>2,90173154770484</text:p>
          </table:table-cell>
          <table:table-cell table:formula="of:=2*([.G2]/[.G1])*LN(2*[.G1])" office:value-type="float" office:value="3.36224856630365" calcext:value-type="float">
            <text:p>3,36224856630365</text:p>
          </table:table-cell>
        </table:table-row>
        <table:table-row table:style-name="ro1">
          <table:table-cell office:value-type="string" calcext:value-type="string">
            <text:p>log New mutations</text:p>
          </table:table-cell>
          <table:table-cell table:formula="of:=LOG([.B6])" office:value-type="float" office:value="-3" calcext:value-type="float">
            <text:p>-3</text:p>
          </table:table-cell>
          <table:table-cell table:formula="of:=LOG([.C6])" office:value-type="float" office:value="-2" calcext:value-type="float">
            <text:p>-2</text:p>
          </table:table-cell>
          <table:table-cell table:formula="of:=LOG([.D6])" office:value-type="float" office:value="-1" calcext:value-type="float">
            <text:p>-1</text:p>
          </table:table-cell>
          <table:table-cell table:formula="of:=LOG([.E6])" office:value-type="float" office:value="0" calcext:value-type="float">
            <text:p>0</text:p>
          </table:table-cell>
          <table:table-cell table:formula="of:=LOG([.F6])" office:value-type="float" office:value="1" calcext:value-type="float">
            <text:p>1</text:p>
          </table:table-cell>
          <table:table-cell table:formula="of:=LOG([.G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 Rate of evolution</text:p>
          </table:table-cell>
          <table:table-cell table:formula="of:=LOG([.B8])" office:value-type="float" office:value="-5.30102999566398" calcext:value-type="float">
            <text:p>-5,30102999566398</text:p>
          </table:table-cell>
          <table:table-cell table:formula="of:=LOG([.C8])" office:value-type="float" office:value="-5.30102999566398" calcext:value-type="float">
            <text:p>-5,30102999566398</text:p>
          </table:table-cell>
          <table:table-cell table:formula="of:=LOG([.D8])" office:value-type="float" office:value="-5.30102999566398" calcext:value-type="float">
            <text:p>-5,30102999566398</text:p>
          </table:table-cell>
          <table:table-cell table:formula="of:=LOG([.E8])" office:value-type="float" office:value="-5.30102999566398" calcext:value-type="float">
            <text:p>-5,30102999566398</text:p>
          </table:table-cell>
          <table:table-cell table:formula="of:=LOG([.F8])" office:value-type="float" office:value="-5.30102999566398" calcext:value-type="float">
            <text:p>-5,30102999566398</text:p>
          </table:table-cell>
          <table:table-cell table:formula="of:=LOG([.G8])" office:value-type="float" office:value="-5.30102999566398" calcext:value-type="float">
            <text:p>-5,30102999566398</text:p>
          </table:table-cell>
        </table:table-row>
        <table:table-row table:style-name="ro1">
          <table:table-cell office:value-type="string" calcext:value-type="string">
            <text:p>log Fixation probability</text:p>
          </table:table-cell>
          <table:table-cell table:formula="of:=LOG([.B7])" office:value-type="float" office:value="-2.30102999566398" calcext:value-type="float">
            <text:p>-2,30102999566398</text:p>
          </table:table-cell>
          <table:table-cell table:formula="of:=LOG([.C7])" office:value-type="float" office:value="-3.30102999566398" calcext:value-type="float">
            <text:p>-3,30102999566398</text:p>
          </table:table-cell>
          <table:table-cell table:formula="of:=LOG([.D7])" office:value-type="float" office:value="-4.30102999566398" calcext:value-type="float">
            <text:p>-4,30102999566398</text:p>
          </table:table-cell>
          <table:table-cell table:formula="of:=LOG([.E7])" office:value-type="float" office:value="-5.30102999566398" calcext:value-type="float">
            <text:p>-5,30102999566398</text:p>
          </table:table-cell>
          <table:table-cell table:formula="of:=LOG([.F7])" office:value-type="float" office:value="-6.30102999566398" calcext:value-type="float">
            <text:p>-6,30102999566398</text:p>
          </table:table-cell>
          <table:table-cell table:formula="of:=LOG([.G7])" office:value-type="float" office:value="-7.30102999566398" calcext:value-type="float">
            <text:p>-7,30102999566398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Hoja1_2" table:style-name="ta1">
        <table:shapes>
          <draw:frame draw:z-index="0" draw:style-name="gr1" draw:text-style-name="P1" svg:width="160.25mm" svg:height="117.04mm" svg:x="0mm" svg:y="65.28mm">
            <loext:p draw:notify-on-update-of-ranges="Hoja1_2.B1:Hoja1_2.G1 Hoja1_2.A12:Hoja1_2.A12 Hoja1_2.B12:Hoja1_2.G12 Hoja1_2.A13:Hoja1_2.A13 Hoja1_2.B13:Hoja1_2.G13 Hoja1_2.A14:Hoja1_2.A14 Hoja1_2.B14:Hoja1_2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pulation size (N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Effective population size (Ne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otal mutation rate per gene per generation (<text:span text:style-name="T1">μ)</text:span>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Fitness coefficient (s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 of mutations with a given s</text:p>
          </table:table-cell>
          <table:table-cell table:number-columns-repeated="6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mber of new mutations per generation</text:p>
          </table:table-cell>
          <table:table-cell table:formula="of:=2*[.B1]*[.B3]*[.B5]" office:value-type="float" office:value="0.01" calcext:value-type="float">
            <text:p>0,01</text:p>
          </table:table-cell>
          <table:table-cell table:formula="of:=2*[.C1]*[.C3]*[.C5]" office:value-type="float" office:value="0.1" calcext:value-type="float">
            <text:p>0,1</text:p>
          </table:table-cell>
          <table:table-cell table:formula="of:=2*[.D1]*[.D3]*[.D5]" office:value-type="float" office:value="1" calcext:value-type="float">
            <text:p>1</text:p>
          </table:table-cell>
          <table:table-cell table:formula="of:=2*[.E1]*[.E3]*[.E5]" office:value-type="float" office:value="10" calcext:value-type="float">
            <text:p>10</text:p>
          </table:table-cell>
          <table:table-cell table:formula="of:=2*[.F1]*[.F3]*[.F5]" office:value-type="float" office:value="100" calcext:value-type="float">
            <text:p>100</text:p>
          </table:table-cell>
          <table:table-cell table:formula="of:=2*[.G1]*[.G3]*[.G5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xation probability</text:p>
          </table:table-cell>
          <table:table-cell table:formula="of:=1/(2*[.B1])" office:value-type="float" office:value="0.005" calcext:value-type="float">
            <text:p>0,005</text:p>
          </table:table-cell>
          <table:table-cell table:formula="of:=1/(2*[.C1])" office:value-type="float" office:value="0.0005" calcext:value-type="float">
            <text:p>0,0005</text:p>
          </table:table-cell>
          <table:table-cell table:formula="of:=1/(2*[.D1])" office:value-type="float" office:value="0.00005" calcext:value-type="float">
            <text:p>5E-05</text:p>
          </table:table-cell>
          <table:table-cell table:formula="of:=1/(2*[.E1])" office:value-type="float" office:value="0.000005" calcext:value-type="float">
            <text:p>5E-06</text:p>
          </table:table-cell>
          <table:table-cell table:formula="of:=1/(2*[.F1])" office:value-type="float" office:value="0.0000005" calcext:value-type="float">
            <text:p>5E-07</text:p>
          </table:table-cell>
          <table:table-cell table:formula="of:=1/(2*[.G1])" office:value-type="float" office:value="0.00000005" calcext:value-type="float">
            <text:p>5E-08</text:p>
          </table:table-cell>
        </table:table-row>
        <table:table-row table:style-name="ro1">
          <table:table-cell office:value-type="string" calcext:value-type="string">
            <text:p>Rate of evolution</text:p>
          </table:table-cell>
          <table:table-cell table:formula="of:=[.B6]*[.B7]" office:value-type="float" office:value="0.00005" calcext:value-type="float">
            <text:p>5E-05</text:p>
          </table:table-cell>
          <table:table-cell table:formula="of:=[.C6]*[.C7]" office:value-type="float" office:value="0.00005" calcext:value-type="float">
            <text:p>5E-05</text:p>
          </table:table-cell>
          <table:table-cell table:formula="of:=[.D6]*[.D7]" office:value-type="float" office:value="0.00005" calcext:value-type="float">
            <text:p>5E-05</text:p>
          </table:table-cell>
          <table:table-cell table:formula="of:=[.E6]*[.E7]" office:value-type="float" office:value="0.00005" calcext:value-type="float">
            <text:p>5E-05</text:p>
          </table:table-cell>
          <table:table-cell table:formula="of:=[.F6]*[.F7]" office:value-type="float" office:value="0.00005" calcext:value-type="float">
            <text:p>5E-05</text:p>
          </table:table-cell>
          <table:table-cell table:formula="of:=[.G6]*[.G7]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Number of mutations fixed in 10⁶ generations</text:p>
          </table:table-cell>
          <table:table-cell table:formula="of:=[.B8]*(10^6)" office:value-type="float" office:value="50" calcext:value-type="float">
            <text:p>50</text:p>
          </table:table-cell>
          <table:table-cell table:formula="of:=[.C8]*(10^6)" office:value-type="float" office:value="50" calcext:value-type="float">
            <text:p>50</text:p>
          </table:table-cell>
          <table:table-cell table:formula="of:=[.D8]*(10^6)" office:value-type="float" office:value="50" calcext:value-type="float">
            <text:p>50</text:p>
          </table:table-cell>
          <table:table-cell table:formula="of:=[.E8]*(10^6)" office:value-type="float" office:value="50" calcext:value-type="float">
            <text:p>50</text:p>
          </table:table-cell>
          <table:table-cell table:formula="of:=[.F8]*(10^6)" office:value-type="float" office:value="50" calcext:value-type="float">
            <text:p>50</text:p>
          </table:table-cell>
          <table:table-cell table:formula="of:=[.G8]*(10^6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verage time to fixation of a new neutral mutant</text:p>
          </table:table-cell>
          <table:table-cell table:formula="of:=(4*[.B2])" office:value-type="float" office:value="40" calcext:value-type="float">
            <text:p>40</text:p>
          </table:table-cell>
          <table:table-cell table:formula="of:=(4*[.C2])" office:value-type="float" office:value="400" calcext:value-type="float">
            <text:p>400</text:p>
          </table:table-cell>
          <table:table-cell table:formula="of:=(4*[.D2])" office:value-type="float" office:value="4000" calcext:value-type="float">
            <text:p>4000</text:p>
          </table:table-cell>
          <table:table-cell table:formula="of:=(4*[.E2])" office:value-type="float" office:value="40000" calcext:value-type="float">
            <text:p>40000</text:p>
          </table:table-cell>
          <table:table-cell table:formula="of:=(4*[.F2])" office:value-type="float" office:value="400000" calcext:value-type="float">
            <text:p>400000</text:p>
          </table:table-cell>
          <table:table-cell table:formula="of:=(4*[.G2])"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Average time to extinction of a new neutral mutant</text:p>
          </table:table-cell>
          <table:table-cell table:formula="of:=2*([.B2]/[.B1])*LN(2*[.B1])" office:value-type="float" office:value="1.05966347330961" calcext:value-type="float">
            <text:p>1,05966347330961</text:p>
          </table:table-cell>
          <table:table-cell table:formula="of:=2*([.C2]/[.C1])*LN(2*[.C1])" office:value-type="float" office:value="1.52018049190842" calcext:value-type="float">
            <text:p>1,52018049190842</text:p>
          </table:table-cell>
          <table:table-cell table:formula="of:=2*([.D2]/[.D1])*LN(2*[.D1])" office:value-type="float" office:value="1.98069751050723" calcext:value-type="float">
            <text:p>1,98069751050723</text:p>
          </table:table-cell>
          <table:table-cell table:formula="of:=2*([.E2]/[.E1])*LN(2*[.E1])" office:value-type="float" office:value="2.44121452910603" calcext:value-type="float">
            <text:p>2,44121452910603</text:p>
          </table:table-cell>
          <table:table-cell table:formula="of:=2*([.F2]/[.F1])*LN(2*[.F1])" office:value-type="float" office:value="2.90173154770484" calcext:value-type="float">
            <text:p>2,90173154770484</text:p>
          </table:table-cell>
          <table:table-cell table:formula="of:=2*([.G2]/[.G1])*LN(2*[.G1])" office:value-type="float" office:value="3.36224856630365" calcext:value-type="float">
            <text:p>3,36224856630365</text:p>
          </table:table-cell>
        </table:table-row>
        <table:table-row table:style-name="ro1">
          <table:table-cell office:value-type="string" calcext:value-type="string">
            <text:p>log New mutations</text:p>
          </table:table-cell>
          <table:table-cell table:formula="of:=LOG([.B6])" office:value-type="float" office:value="-2" calcext:value-type="float">
            <text:p>-2</text:p>
          </table:table-cell>
          <table:table-cell table:formula="of:=LOG([.C6])" office:value-type="float" office:value="-1" calcext:value-type="float">
            <text:p>-1</text:p>
          </table:table-cell>
          <table:table-cell table:formula="of:=LOG([.D6])" office:value-type="float" office:value="0" calcext:value-type="float">
            <text:p>0</text:p>
          </table:table-cell>
          <table:table-cell table:formula="of:=LOG([.E6])" office:value-type="float" office:value="1" calcext:value-type="float">
            <text:p>1</text:p>
          </table:table-cell>
          <table:table-cell table:formula="of:=LOG([.F6])" office:value-type="float" office:value="2" calcext:value-type="float">
            <text:p>2</text:p>
          </table:table-cell>
          <table:table-cell table:formula="of:=LOG([.G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 Rate of evolution</text:p>
          </table:table-cell>
          <table:table-cell table:formula="of:=LOG([.B8])" office:value-type="float" office:value="-4.30102999566398" calcext:value-type="float">
            <text:p>-4,30102999566398</text:p>
          </table:table-cell>
          <table:table-cell table:formula="of:=LOG([.C8])" office:value-type="float" office:value="-4.30102999566398" calcext:value-type="float">
            <text:p>-4,30102999566398</text:p>
          </table:table-cell>
          <table:table-cell table:formula="of:=LOG([.D8])" office:value-type="float" office:value="-4.30102999566398" calcext:value-type="float">
            <text:p>-4,30102999566398</text:p>
          </table:table-cell>
          <table:table-cell table:formula="of:=LOG([.E8])" office:value-type="float" office:value="-4.30102999566398" calcext:value-type="float">
            <text:p>-4,30102999566398</text:p>
          </table:table-cell>
          <table:table-cell table:formula="of:=LOG([.F8])" office:value-type="float" office:value="-4.30102999566398" calcext:value-type="float">
            <text:p>-4,30102999566398</text:p>
          </table:table-cell>
          <table:table-cell table:formula="of:=LOG([.G8])" office:value-type="float" office:value="-4.30102999566398" calcext:value-type="float">
            <text:p>-4,30102999566398</text:p>
          </table:table-cell>
        </table:table-row>
        <table:table-row table:style-name="ro1">
          <table:table-cell office:value-type="string" calcext:value-type="string">
            <text:p>log Fixation probability</text:p>
          </table:table-cell>
          <table:table-cell table:formula="of:=LOG([.B7])" office:value-type="float" office:value="-2.30102999566398" calcext:value-type="float">
            <text:p>-2,30102999566398</text:p>
          </table:table-cell>
          <table:table-cell table:formula="of:=LOG([.C7])" office:value-type="float" office:value="-3.30102999566398" calcext:value-type="float">
            <text:p>-3,30102999566398</text:p>
          </table:table-cell>
          <table:table-cell table:formula="of:=LOG([.D7])" office:value-type="float" office:value="-4.30102999566398" calcext:value-type="float">
            <text:p>-4,30102999566398</text:p>
          </table:table-cell>
          <table:table-cell table:formula="of:=LOG([.E7])" office:value-type="float" office:value="-5.30102999566398" calcext:value-type="float">
            <text:p>-5,30102999566398</text:p>
          </table:table-cell>
          <table:table-cell table:formula="of:=LOG([.F7])" office:value-type="float" office:value="-6.30102999566398" calcext:value-type="float">
            <text:p>-6,30102999566398</text:p>
          </table:table-cell>
          <table:table-cell table:formula="of:=LOG([.G7])" office:value-type="float" office:value="-7.30102999566398" calcext:value-type="float">
            <text:p>-7,30102999566398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>
          <table:table-cell/>
          <table:table-cell table:style-name="ce1"/>
          <table:table-cell table:style-name="ce3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2:14:15.3071475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9:50:05.571503578</meta:creation-date>
    <dc:date>2017-11-03T12:42:33.214055310</dc:date>
    <meta:editing-duration>PT13M17S</meta:editing-duration>
    <meta:editing-cycles>3</meta:editing-cycles>
    <meta:generator>LibreOffice/5.4.1.2$Linux_X86_64 LibreOffice_project/40m0$Build-2</meta:generator>
    <meta:document-statistic meta:table-count="2" meta:cell-count="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26cm" svg:height="11.705cm" xlink:href=".." xlink:type="simple" chart:class="chart:line" chart:style-name="ch1">
        <chart:title svg:x="3.888cm" svg:y="0.485cm" chart:style-name="ch2">
          <text:p>Population with mutation rate  µ = 10^-4</text:p>
        </chart:title>
        <chart:legend svg:x="12.382cm" svg:y="3.827cm" style:legend-expansion="custom" chartooo:width="3.232cm" chartooo:height="3.59cm" style:legend-expansion-aspect-ratio="0.900278551532033" chart:style-name="ch3"/>
        <chart:plot-area chart:style-name="ch4" table:cell-range-address="Hoja1_2.B1:Hoja1_2.G1 Hoja1_2.A12:Hoja1_2.G14" chart:data-source-has-labels="both" svg:x="1.018cm" svg:y="1.444cm" svg:width="11.095cm" svg:height="8.859cm">
          <chartooo:coordinate-region svg:x="1.566cm" svg:y="1.62cm" svg:width="10.547cm" svg:height="8.507cm"/>
          <chart:axis chart:dimension="x" chart:name="primary-x" chart:style-name="ch5" chartooo:axis-type="auto">
            <chartooo:date-scale/>
            <chart:categories table:cell-range-address="Hoja1_2.B1:Hoja1_2.G1"/>
          </chart:axis>
          <chart:axis chart:dimension="y" chart:name="primary-y" chart:style-name="ch6">
            <chart:title svg:x="0.081cm" svg:y="7.076cm" chart:style-name="ch7">
              <text:p>Value</text:p>
            </chart:title>
            <chart:grid chart:style-name="ch8" chart:class="major"/>
          </chart:axis>
          <chart:series chart:style-name="ch9" chart:values-cell-range-address="Hoja1_2.B12:Hoja1_2.G12" chart:label-cell-address="Hoja1_2.A12:Hoja1_2.A12" chart:class="chart:line">
            <chart:data-point chart:repeated="6"/>
          </chart:series>
          <chart:series chart:style-name="ch10" chart:values-cell-range-address="Hoja1_2.B13:Hoja1_2.G13" chart:label-cell-address="Hoja1_2.A13:Hoja1_2.A13" chart:class="chart:line">
            <chart:data-point chart:repeated="6"/>
          </chart:series>
          <chart:series chart:style-name="ch11" chart:values-cell-range-address="Hoja1_2.B14:Hoja1_2.G14" chart:label-cell-address="Hoja1_2.A14:Hoja1_2.A14" chart:class="chart:line"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0.282cm" svg:height="0.353cm" svg:x="1.402cm" svg:y="10.355cm">
          <draw:image xlink:href="Pictures/200000580000282A00000161F11A54D3803F546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_2.B1:Hoja1_2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_2.A12:Hoja1_2.A12</svg:desc>
                </draw:g>
              </table:table-cell>
              <table:table-cell office:value-type="float" office:value="-2">
                <text:p>-2</text:p>
                <draw:g>
                  <svg:desc>Hoja1_2.B12:Hoja1_2.G12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g Rate of evolution</text:p>
                <draw:g>
                  <svg:desc>Hoja1_2.A13:Hoja1_2.A13</svg:desc>
                </draw:g>
              </table:table-cell>
              <table:table-cell office:value-type="float" office:value="-4.30102999566398">
                <text:p>-4.30102999566398</text:p>
                <draw:g>
                  <svg:desc>Hoja1_2.B13:Hoja1_2.G13</svg:desc>
                </draw:g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4.30102999566398">
                <text:p>-4.30102999566398</text:p>
              </table:table-cell>
            </table:table-row>
            <table:table-row>
              <table:table-cell office:value-type="string">
                <text:p>log Fixation probability</text:p>
                <draw:g>
                  <svg:desc>Hoja1_2.A14:Hoja1_2.A14</svg:desc>
                </draw:g>
              </table:table-cell>
              <table:table-cell office:value-type="float" office:value="-2.30102999566398">
                <text:p>-2.30102999566398</text:p>
                <draw:g>
                  <svg:desc>Hoja1_2.B14:Hoja1_2.G14</svg:desc>
                </draw:g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26cm" svg:height="11.705cm" xlink:href=".." xlink:type="simple" chart:class="chart:line" chart:style-name="ch1">
        <chart:title svg:x="3.888cm" svg:y="0.485cm" chart:style-name="ch2">
          <text:p>Population with mutation rate  µ = 10^-5</text:p>
        </chart:title>
        <chart:legend svg:x="12.382cm" svg:y="3.827cm" style:legend-expansion="custom" chartooo:width="3.232cm" chartooo:height="3.59cm" style:legend-expansion-aspect-ratio="0.900278551532033" chart:style-name="ch3"/>
        <chart:plot-area chart:style-name="ch4" table:cell-range-address="Hoja1.B1:Hoja1.G1 Hoja1.A12:Hoja1.G14" chart:data-source-has-labels="both" svg:x="1.018cm" svg:y="1.444cm" svg:width="11.095cm" svg:height="8.859cm">
          <chartooo:coordinate-region svg:x="1.566cm" svg:y="1.62cm" svg:width="10.547cm" svg:height="8.507cm"/>
          <chart:axis chart:dimension="x" chart:name="primary-x" chart:style-name="ch5" chartooo:axis-type="auto">
            <chartooo:date-scale/>
            <chart:categories table:cell-range-address="Hoja1.B1:Hoja1.G1"/>
          </chart:axis>
          <chart:axis chart:dimension="y" chart:name="primary-y" chart:style-name="ch6">
            <chart:title svg:x="0.081cm" svg:y="7.076cm" chart:style-name="ch7">
              <text:p>Value</text:p>
            </chart:title>
            <chart:grid chart:style-name="ch8" chart:class="major"/>
          </chart:axis>
          <chart:series chart:style-name="ch9" chart:values-cell-range-address="Hoja1.B12:Hoja1.G12" chart:label-cell-address="Hoja1.A12:Hoja1.A12" chart:class="chart:line">
            <chart:data-point chart:repeated="6"/>
          </chart:series>
          <chart:series chart:style-name="ch10" chart:values-cell-range-address="Hoja1.B13:Hoja1.G13" chart:label-cell-address="Hoja1.A13:Hoja1.A13" chart:class="chart:line">
            <chart:data-point chart:repeated="6"/>
          </chart:series>
          <chart:series chart:style-name="ch11" chart:values-cell-range-address="Hoja1.B14:Hoja1.G14" chart:label-cell-address="Hoja1.A14:Hoja1.A14" chart:class="chart:line"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0.282cm" svg:height="0.353cm" svg:x="1.402cm" svg:y="10.355cm">
          <draw:image xlink:href="Pictures/200000580000282A00000161F11A54D3803F546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.B1:Hoja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.A12:Hoja1.A12</svg:desc>
                </draw:g>
              </table:table-cell>
              <table:table-cell office:value-type="float" office:value="-3">
                <text:p>-3</text:p>
                <draw:g>
                  <svg:desc>Hoja1.B12:Hoja1.G12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g Rate of evolution</text:p>
                <draw:g>
                  <svg:desc>Hoja1.A13:Hoja1.A13</svg:desc>
                </draw:g>
              </table:table-cell>
              <table:table-cell office:value-type="float" office:value="-5.30102999566398">
                <text:p>-5.30102999566398</text:p>
                <draw:g>
                  <svg:desc>Hoja1.B13:Hoja1.G13</svg:desc>
                </draw:g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5.30102999566398">
                <text:p>-5.30102999566398</text:p>
              </table:table-cell>
            </table:table-row>
            <table:table-row>
              <table:table-cell office:value-type="string">
                <text:p>log Fixation probability</text:p>
                <draw:g>
                  <svg:desc>Hoja1.A14:Hoja1.A14</svg:desc>
                </draw:g>
              </table:table-cell>
              <table:table-cell office:value-type="float" office:value="-2.30102999566398">
                <text:p>-2.30102999566398</text:p>
                <draw:g>
                  <svg:desc>Hoja1.B14:Hoja1.G14</svg:desc>
                </draw:g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